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4db" officeooo:paragraph-rsid="00108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jivivi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0:34:26.115220874</meta:creation-date>
    <dc:date>2023-10-30T20:34:34.907415643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